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1.65cm" fo:min-width="4.4cm" fo:padding-top="0.175cm" fo:padding-bottom="0.175cm" fo:padding-left="0.3cm" fo:padding-right="0.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start="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cm" svg:height="2cm" svg:x="8cm" svg:y="3cm">
          <text:p text:style-name="P1">PyHaHaPlot2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cm" svg:height="2cm" svg:x="3cm" svg:y="7cm">
          <text:p text:style-name="P1">ColdChuckPlot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cm" svg:height="2cm" svg:x="13cm" svg:y="7cm">
          <text:p text:style-name="P1">TransientPlo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2cm" svg:x="5cm" svg:y="11cm">
          <text:p text:style-name="P1">IVPlo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2cm" svg:x="5cm" svg:y="14cm">
          <text:p text:style-name="P1">IVPlo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2cm" svg:x="5cm" svg:y="14cm">
          <text:p text:style-name="P1">VoltagePlo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2cm" svg:x="5cm" svg:y="17cm">
          <text:p text:style-name="P1">CVPlo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2cm" svg:x="5cm" svg:y="20cm">
          <text:p text:style-name="P1">CfPlo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2cm" svg:x="5cm" svg:y="23cm">
          <text:p text:style-name="P1">YZFPlo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2cm" svg:x="15cm" svg:y="11cm">
          <text:p text:style-name="P1">WaveformPlo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2cm" svg:x="15cm" svg:y="14cm">
          <text:p text:style-name="P1">SpectrumPlo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5cm" svg:y1="5cm" svg:x2="6.5cm" svg:y2="7cm" draw:start-shape="id1" draw:start-glue-point="2" draw:end-shape="id2" draw:end-glue-point="0" svg:d="M11500 5000v1000h-5000v1000" svg:viewBox="0 0 5001 2001">
          <text:p/>
        </draw:connector>
        <draw:connector draw:style-name="gr3" draw:text-style-name="P1" draw:layer="layout" svg:x1="11.5cm" svg:y1="5cm" svg:x2="16.5cm" svg:y2="7cm" draw:start-shape="id1" draw:start-glue-point="2" draw:end-shape="id3" svg:d="M11500 5000v1000h5000v1000" svg:viewBox="0 0 5001 2001">
          <text:p/>
        </draw:connector>
        <draw:connector draw:style-name="gr4" draw:text-style-name="P2" draw:layer="layout" svg:x1="3cm" svg:y1="8cm" svg:x2="3cm" svg:y2="8cm" draw:start-shape="id2" draw:start-glue-point="3" draw:end-shape="id2" draw:end-glue-point="3" svg:d="M3000 8000z" svg:viewBox="0 0 1 1">
          <text:p/>
        </draw:connector>
        <draw:line draw:style-name="gr5" draw:text-style-name="P2" draw:layer="layout" svg:x1="5cm" svg:y1="12cm" svg:x2="4cm" svg:y2="12cm">
          <text:p/>
        </draw:line>
        <draw:line draw:style-name="gr5" draw:text-style-name="P2" draw:layer="layout" svg:x1="5cm" svg:y1="15cm" svg:x2="4cm" svg:y2="15cm">
          <text:p/>
        </draw:line>
        <draw:line draw:style-name="gr5" draw:text-style-name="P2" draw:layer="layout" svg:x1="5cm" svg:y1="18cm" svg:x2="4cm" svg:y2="18cm">
          <text:p/>
        </draw:line>
        <draw:line draw:style-name="gr5" draw:text-style-name="P2" draw:layer="layout" svg:x1="5cm" svg:y1="21cm" svg:x2="4cm" svg:y2="21cm">
          <text:p/>
        </draw:line>
        <draw:line draw:style-name="gr5" draw:text-style-name="P2" draw:layer="layout" svg:x1="5cm" svg:y1="15cm" svg:x2="4cm" svg:y2="15cm">
          <text:p/>
        </draw:line>
        <draw:line draw:style-name="gr5" draw:text-style-name="P2" draw:layer="layout" svg:x1="5cm" svg:y1="24cm" svg:x2="4cm" svg:y2="24cm">
          <text:p/>
        </draw:line>
        <draw:line draw:style-name="gr6" draw:text-style-name="P2" draw:layer="layout" svg:x1="4.1cm" svg:y1="9.1cm" svg:x2="4.1cm" svg:y2="24.1cm">
          <text:p/>
        </draw:line>
        <draw:line draw:style-name="gr6" draw:text-style-name="P2" draw:layer="layout" svg:x1="14cm" svg:y1="9cm" svg:x2="14cm" svg:y2="15cm">
          <text:p/>
        </draw:line>
        <draw:line draw:style-name="gr5" draw:text-style-name="P2" draw:layer="layout" svg:x1="15cm" svg:y1="15cm" svg:x2="14cm" svg:y2="15cm">
          <text:p/>
        </draw:line>
        <draw:line draw:style-name="gr5" draw:text-style-name="P2" draw:layer="layout" svg:x1="15cm" svg:y1="12cm" svg:x2="14cm" svg:y2="12cm">
          <text:p/>
        </draw:line>
        <draw:line draw:style-name="gr5" draw:text-style-name="P2" draw:layer="layout" svg:x1="15cm" svg:y1="15cm" svg:x2="14cm" svg:y2="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="Arrow" draw:marker-end-width="0.35cm" draw:marker-end-center="false" draw:fill="solid" draw:fill-color="#ffff99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="Arrow" draw:fill="none" draw:fill-gradient-name="Gradient_20_3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3T15:39:58.925713105</meta:creation-date>
    <dc:date>2018-09-24T13:50:36.075768406</dc:date>
    <meta:editing-duration>PT31M34S</meta:editing-duration>
    <meta:editing-cycles>9</meta:editing-cycles>
    <meta:generator>LibreOffice/5.1.6.2$Linux_X86_64 LibreOffice_project/10m0$Build-2</meta:generator>
    <meta:document-statistic meta:object-count="25"/>
  </office:meta>
</office:document-meta>
</file>